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TeX Gyre Heros" svg:font-family="'TeX Gyre Her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withoutfill">
      <style:graphic-properties svg:stroke-width="0.053cm" draw:marker-start-width="0.279cm" draw:marker-end-width="0.279cm" draw:fill="none" draw:textarea-horizontal-align="center" draw:textarea-vertical-align="middle" fo:padding-top="0.151cm" fo:padding-bottom="0.151cm" fo:padding-left="0.276cm" fo:padding-right="0.276cm"/>
    </style:style>
    <style:style style:name="gr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3"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4" style:family="graphic" style:parent-style-name="standard">
      <style:graphic-properties svg:stroke-width="0.053cm" svg:stroke-color="#666666" draw:marker-start-width="0.279cm" draw:marker-end-width="0.279cm" draw:fill-color="#000000" draw:textarea-vertical-align="middle" fo:padding-top="0.151cm" fo:padding-bottom="0.151cm" fo:padding-left="0.276cm" fo:padding-right="0.276cm"/>
    </style:style>
    <style:style style:name="gr5" style:family="graphic" style:parent-style-name="standard">
      <style:graphic-properties draw:stroke="solid" svg:stroke-width="0.035cm" svg:stroke-color="#000000" draw:marker-start-width="0.252cm" draw:marker-end-width="0.252cm" draw:fill-color="#eeeeee" draw:textarea-horizontal-align="justify" draw:textarea-vertical-align="middle" draw:auto-grow-height="false" fo:min-height="1.403cm" fo:min-width="2.471cm" fo:padding-top="0.142cm" fo:padding-bottom="0.142cm" fo:padding-left="0.267cm" fo:padding-right="0.267cm" fo:wrap-option="no-wrap"/>
    </style:style>
    <style:style style:name="gr6" style:family="graphic" style:parent-style-name="objectwithoutfill">
      <style:graphic-properties draw:stroke="dash" draw:stroke-dash="Fine_20_Dashed" svg:stroke-width="0.053cm" svg:stroke-color="#000000" draw:marker-start-width="0.279cm" draw:marker-end-width="0.279cm" draw:fill="none" draw:textarea-vertical-align="middle" fo:padding-top="0.151cm" fo:padding-bottom="0.151cm" fo:padding-left="0.276cm" fo:padding-right="0.276cm"/>
    </style:style>
    <style:style style:name="gr7"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0.42cm" fo:min-width="0.17cm" fo:padding-top="0.151cm" fo:padding-bottom="0.151cm" fo:padding-left="0.276cm" fo:padding-right="0.276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paragraph-properties fo:text-align="center"/>
    </style:style>
    <style:style style:name="P2" style:family="paragraph">
      <loext:graphic-properties draw:fill-color="#ffffff"/>
      <style:paragraph-properties fo:text-align="center"/>
    </style:style>
    <style:style style:name="P3" style:family="paragraph">
      <loext:graphic-properties draw:fill-color="#000000"/>
      <style:paragraph-properties fo:text-align="center"/>
    </style:style>
    <style:style style:name="P4" style:family="paragraph">
      <style:paragraph-properties fo:text-align="center"/>
    </style:style>
    <style:style style:name="P5" style:family="paragraph">
      <loext:graphic-properties draw:fill-color="#eeeeee"/>
      <style:paragraph-properties fo:text-align="center"/>
      <style:text-properties style:font-name="TeX Gyre Heros" fo:font-size="16pt" style:font-size-asian="16pt" style:font-size-complex="16pt"/>
    </style:style>
    <style:style style:name="P6" style:family="paragraph">
      <style:text-properties style:font-name="TeX Gyre Heros" fo:font-size="20pt" style:font-size-asian="20pt" style:font-size-complex="20pt"/>
    </style:style>
    <style:style style:name="P7" style:family="paragraph">
      <loext:graphic-properties draw:fill="none" draw:fill-color="#ffffff"/>
      <style:text-properties style:font-name="TeX Gyre Heros" fo:font-size="20pt" style:font-size-asian="20pt" style:font-size-complex="20pt"/>
    </style:style>
    <style:style style:name="P8" style:family="paragraph">
      <style:text-properties style:font-name="TeX Gyre Heros" fo:font-size="18pt" style:font-size-asian="18pt" style:font-size-complex="18pt"/>
    </style:style>
    <style:style style:name="P9" style:family="paragraph">
      <loext:graphic-properties draw:fill="none" draw:fill-color="#ffffff"/>
      <style:text-properties style:font-name="TeX Gyre Heros" fo:font-size="18pt" style:font-size-asian="18pt" style:font-size-complex="18pt"/>
    </style:style>
    <style:style style:name="T1" style:family="text">
      <style:text-properties style:font-name="TeX Gyre Heros" fo:font-size="16pt" style:font-size-asian="16pt" style:font-size-complex="16pt"/>
    </style:style>
    <style:style style:name="T2" style:family="text">
      <style:text-properties style:font-name="TeX Gyre Heros" fo:font-size="20pt" style:font-size-asian="20pt" style:font-size-complex="20pt"/>
    </style:style>
    <style:style style:name="T3" style:family="text">
      <style:text-properties style:font-name="TeX Gyre Hero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path draw:style-name="gr1" draw:text-style-name="P1" draw:layer="layout" svg:width="0.899cm" svg:height="1.649cm" svg:x="7.136cm" svg:y="0.649cm" svg:viewBox="0 0 900 1650" svg:d="M0 1425l450-1425zM900 1425l-450-1425zM450 1650v-1650z">
            <text:p/>
          </draw:path>
          <draw:line draw:style-name="gr2" draw:text-style-name="P1" draw:layer="layout" svg:x1="7.586cm" svg:y1="1.399cm" svg:x2="7.361cm" svg:y2="1.324cm">
            <text:p/>
          </draw:line>
          <draw:line draw:style-name="gr2" draw:text-style-name="P1" draw:layer="layout" svg:x1="7.586cm" svg:y1="1.639cm" svg:x2="7.286cm" svg:y2="1.549cm">
            <text:p/>
          </draw:line>
          <draw:line draw:style-name="gr2" draw:text-style-name="P1" draw:layer="layout" svg:x1="7.586cm" svg:y1="1.95cm" svg:x2="7.211cm" svg:y2="1.825cm">
            <text:p/>
          </draw:line>
          <draw:custom-shape draw:style-name="gr3" draw:text-style-name="P2" draw:layer="layout" svg:width="0.15cm" svg:height="0.15cm" svg:x="7.511cm" svg:y="0.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7.586cm" svg:y1="1.175cm" svg:x2="7.436cm" svg:y2="1.125cm">
            <text:p/>
          </draw:line>
          <draw:line draw:style-name="gr2" draw:text-style-name="P1" draw:layer="layout" svg:x1="7.586cm" svg:y1="1.4cm" svg:x2="7.811cm" svg:y2="1.325cm">
            <text:p/>
          </draw:line>
          <draw:line draw:style-name="gr2" draw:text-style-name="P1" draw:layer="layout" svg:x1="7.586cm" svg:y1="1.64cm" svg:x2="7.886cm" svg:y2="1.55cm">
            <text:p/>
          </draw:line>
          <draw:line draw:style-name="gr2" draw:text-style-name="P1" draw:layer="layout" svg:x1="7.586cm" svg:y1="1.95cm" svg:x2="7.961cm" svg:y2="1.825cm">
            <text:p/>
          </draw:line>
          <draw:line draw:style-name="gr2" draw:text-style-name="P1" draw:layer="layout" svg:x1="7.586cm" svg:y1="1.176cm" svg:x2="7.736cm" svg:y2="1.126cm">
            <text:p/>
          </draw:line>
          <draw:circle draw:style-name="gr4" draw:text-style-name="P3" draw:layer="layout" svg:width="0.45cm" svg:height="0.45cm" svg:x="7.361cm" svg:y="0.349cm" draw:kind="arc" draw:start-angle="303.37" draw:end-angle="236.43">
            <text:p/>
          </draw:circle>
          <draw:circle draw:style-name="gr4" draw:text-style-name="P3" draw:layer="layout" svg:width="0.75cm" svg:height="0.75cm" svg:x="7.211cm" svg:y="0.2cm" draw:kind="arc" draw:start-angle="303.37" draw:end-angle="236.43">
            <text:p/>
          </draw:circle>
        </draw:g>
        <draw:g>
          <draw:path draw:style-name="gr1" draw:text-style-name="P1" draw:layer="layout" svg:width="0.899cm" svg:height="1.649cm" svg:x="9.736cm" svg:y="3.648cm" svg:viewBox="0 0 900 1650" svg:d="M0 1425l450-1425zM900 1425l-450-1425zM450 1650v-1650z">
            <text:p/>
          </draw:path>
          <draw:line draw:style-name="gr2" draw:text-style-name="P1" draw:layer="layout" svg:x1="10.186cm" svg:y1="4.398cm" svg:x2="9.961cm" svg:y2="4.323cm">
            <text:p/>
          </draw:line>
          <draw:line draw:style-name="gr2" draw:text-style-name="P1" draw:layer="layout" svg:x1="10.186cm" svg:y1="4.638cm" svg:x2="9.886cm" svg:y2="4.548cm">
            <text:p/>
          </draw:line>
          <draw:line draw:style-name="gr2" draw:text-style-name="P1" draw:layer="layout" svg:x1="10.186cm" svg:y1="4.949cm" svg:x2="9.811cm" svg:y2="4.824cm">
            <text:p/>
          </draw:line>
          <draw:custom-shape draw:style-name="gr3" draw:text-style-name="P2" draw:layer="layout" svg:width="0.15cm" svg:height="0.15cm" svg:x="10.111cm" svg:y="3.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0.186cm" svg:y1="4.174cm" svg:x2="10.036cm" svg:y2="4.124cm">
            <text:p/>
          </draw:line>
          <draw:line draw:style-name="gr2" draw:text-style-name="P1" draw:layer="layout" svg:x1="10.186cm" svg:y1="4.399cm" svg:x2="10.411cm" svg:y2="4.324cm">
            <text:p/>
          </draw:line>
          <draw:line draw:style-name="gr2" draw:text-style-name="P1" draw:layer="layout" svg:x1="10.186cm" svg:y1="4.639cm" svg:x2="10.486cm" svg:y2="4.549cm">
            <text:p/>
          </draw:line>
          <draw:line draw:style-name="gr2" draw:text-style-name="P1" draw:layer="layout" svg:x1="10.186cm" svg:y1="4.949cm" svg:x2="10.561cm" svg:y2="4.824cm">
            <text:p/>
          </draw:line>
          <draw:line draw:style-name="gr2" draw:text-style-name="P1" draw:layer="layout" svg:x1="10.186cm" svg:y1="4.175cm" svg:x2="10.336cm" svg:y2="4.125cm">
            <text:p/>
          </draw:line>
          <draw:circle draw:style-name="gr4" draw:text-style-name="P3" draw:layer="layout" svg:width="0.45cm" svg:height="0.45cm" svg:x="9.961cm" svg:y="3.348cm" draw:kind="arc" draw:start-angle="303.37" draw:end-angle="236.43">
            <text:p/>
          </draw:circle>
          <draw:circle draw:style-name="gr4" draw:text-style-name="P3" draw:layer="layout" svg:width="0.75cm" svg:height="0.75cm" svg:x="9.811cm" svg:y="3.199cm" draw:kind="arc" draw:start-angle="303.37" draw:end-angle="236.43">
            <text:p/>
          </draw:circle>
        </draw:g>
        <draw:g>
          <draw:path draw:style-name="gr1" draw:text-style-name="P1" draw:layer="layout" svg:width="0.899cm" svg:height="1.649cm" svg:x="8.736cm" svg:y="6.448cm" svg:viewBox="0 0 900 1650" svg:d="M0 1425l450-1425zM900 1425l-450-1425zM450 1650v-1650z">
            <text:p/>
          </draw:path>
          <draw:line draw:style-name="gr2" draw:text-style-name="P1" draw:layer="layout" svg:x1="9.186cm" svg:y1="7.198cm" svg:x2="8.961cm" svg:y2="7.123cm">
            <text:p/>
          </draw:line>
          <draw:line draw:style-name="gr2" draw:text-style-name="P1" draw:layer="layout" svg:x1="9.186cm" svg:y1="7.438cm" svg:x2="8.886cm" svg:y2="7.348cm">
            <text:p/>
          </draw:line>
          <draw:line draw:style-name="gr2" draw:text-style-name="P1" draw:layer="layout" svg:x1="9.186cm" svg:y1="7.749cm" svg:x2="8.811cm" svg:y2="7.624cm">
            <text:p/>
          </draw:line>
          <draw:custom-shape draw:style-name="gr3" draw:text-style-name="P2" draw:layer="layout" svg:width="0.15cm" svg:height="0.15cm" svg:x="9.111cm" svg:y="6.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9.186cm" svg:y1="6.974cm" svg:x2="9.036cm" svg:y2="6.924cm">
            <text:p/>
          </draw:line>
          <draw:line draw:style-name="gr2" draw:text-style-name="P1" draw:layer="layout" svg:x1="9.186cm" svg:y1="7.199cm" svg:x2="9.411cm" svg:y2="7.124cm">
            <text:p/>
          </draw:line>
          <draw:line draw:style-name="gr2" draw:text-style-name="P1" draw:layer="layout" svg:x1="9.186cm" svg:y1="7.439cm" svg:x2="9.486cm" svg:y2="7.349cm">
            <text:p/>
          </draw:line>
          <draw:line draw:style-name="gr2" draw:text-style-name="P1" draw:layer="layout" svg:x1="9.186cm" svg:y1="7.749cm" svg:x2="9.561cm" svg:y2="7.624cm">
            <text:p/>
          </draw:line>
          <draw:line draw:style-name="gr2" draw:text-style-name="P1" draw:layer="layout" svg:x1="9.186cm" svg:y1="6.975cm" svg:x2="9.336cm" svg:y2="6.925cm">
            <text:p/>
          </draw:line>
          <draw:circle draw:style-name="gr4" draw:text-style-name="P3" draw:layer="layout" svg:width="0.45cm" svg:height="0.45cm" svg:x="8.961cm" svg:y="6.148cm" draw:kind="arc" draw:start-angle="303.37" draw:end-angle="236.43">
            <text:p/>
          </draw:circle>
          <draw:circle draw:style-name="gr4" draw:text-style-name="P3" draw:layer="layout" svg:width="0.75cm" svg:height="0.75cm" svg:x="8.811cm" svg:y="5.999cm" draw:kind="arc" draw:start-angle="303.37" draw:end-angle="236.43">
            <text:p/>
          </draw:circle>
        </draw:g>
        <draw:custom-shape draw:style-name="gr5" draw:text-style-name="P5" draw:layer="layout" svg:width="4.6cm" svg:height="2.6cm" svg:x="12.936cm" svg:y="3.399cm">
          <text:p text:style-name="P4"><text:span text:style-name="T1">Sigfox</text:span></text:p>
          <text:p text:style-name="P4"><text:span text:style-name="T1">Clou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6" draw:text-style-name="P1" draw:layer="layout" svg:x1="9.636cm" svg:y1="6.999cm" svg:x2="12.936cm" svg:y2="5.399cm">
          <text:p/>
        </draw:line>
        <draw:line draw:style-name="gr6" draw:text-style-name="P1" draw:layer="layout" svg:x1="10.636cm" svg:y1="4.499cm" svg:x2="12.736cm" svg:y2="4.599cm">
          <text:p/>
        </draw:line>
        <draw:line draw:style-name="gr6" draw:text-style-name="P1" draw:layer="layout" svg:x1="8.036cm" svg:y1="1.499cm" svg:x2="13.236cm" svg:y2="3.799cm">
          <text:p/>
        </draw:line>
        <draw:g>
          <draw:custom-shape draw:style-name="gr7" draw:text-style-name="P2" draw:layer="layout" svg:width="0.8cm" svg:height="0.8cm" svg:x="2.936cm" svg:y="4.8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3.536cm" svg:y1="4.35cm" svg:x2="3.536cm" svg:y2="4.85cm">
            <text:p/>
          </draw:line>
          <draw:custom-shape draw:style-name="gr3" draw:text-style-name="P2" draw:layer="layout" svg:width="0.12cm" svg:height="0.121cm" svg:x="3.476cm" svg:y="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3.356cm" svg:y="4.118cm" draw:kind="arc" draw:start-angle="303.37" draw:end-angle="236.43">
            <text:p/>
          </draw:circle>
          <draw:circle draw:style-name="gr4" draw:text-style-name="P3" draw:layer="layout" svg:width="0.6cm" svg:height="0.6cm" svg:x="3.236cm" svg:y="3.999cm" draw:kind="arc" draw:start-angle="303.37" draw:end-angle="236.43">
            <text:p/>
          </draw:circle>
          <draw:custom-shape draw:style-name="gr7" draw:text-style-name="P2" draw:layer="layout" svg:width="0.8cm" svg:height="0.8cm" svg:x="2.936cm" svg:y="4.8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3.536cm" svg:y1="4.351cm" svg:x2="3.536cm" svg:y2="4.851cm">
            <text:p/>
          </draw:line>
          <draw:custom-shape draw:style-name="gr3" draw:text-style-name="P2" draw:layer="layout" svg:width="0.12cm" svg:height="0.121cm" svg:x="3.476cm" svg:y="4.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3.356cm" svg:y="4.119cm" draw:kind="arc" draw:start-angle="303.37" draw:end-angle="236.43">
            <text:p/>
          </draw:circle>
          <draw:circle draw:style-name="gr4" draw:text-style-name="P3" draw:layer="layout" svg:width="0.6cm" svg:height="0.6cm" svg:x="3.236cm" svg:y="4cm" draw:kind="arc" draw:start-angle="303.37" draw:end-angle="236.43">
            <text:p/>
          </draw:circle>
        </draw:g>
        <draw:g>
          <draw:custom-shape draw:style-name="gr7" draw:text-style-name="P2" draw:layer="layout" svg:width="0.8cm" svg:height="0.8cm" svg:x="3.636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4.236cm" svg:y1="0.95cm" svg:x2="4.236cm" svg:y2="1.45cm">
            <text:p/>
          </draw:line>
          <draw:custom-shape draw:style-name="gr3" draw:text-style-name="P2" draw:layer="layout" svg:width="0.12cm" svg:height="0.121cm" svg:x="4.176cm" svg:y="0.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4.056cm" svg:y="0.718cm" draw:kind="arc" draw:start-angle="303.37" draw:end-angle="236.43">
            <text:p/>
          </draw:circle>
          <draw:circle draw:style-name="gr4" draw:text-style-name="P3" draw:layer="layout" svg:width="0.6cm" svg:height="0.6cm" svg:x="3.936cm" svg:y="0.599cm" draw:kind="arc" draw:start-angle="303.37" draw:end-angle="236.43">
            <text:p/>
          </draw:circle>
          <draw:custom-shape draw:style-name="gr7" draw:text-style-name="P2" draw:layer="layout" svg:width="0.8cm" svg:height="0.8cm" svg:x="3.636cm" svg:y="1.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4.236cm" svg:y1="0.951cm" svg:x2="4.236cm" svg:y2="1.451cm">
            <text:p/>
          </draw:line>
          <draw:custom-shape draw:style-name="gr3" draw:text-style-name="P2" draw:layer="layout" svg:width="0.12cm" svg:height="0.121cm" svg:x="4.176cm" svg:y="0.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4.056cm" svg:y="0.719cm" draw:kind="arc" draw:start-angle="303.37" draw:end-angle="236.43">
            <text:p/>
          </draw:circle>
          <draw:circle draw:style-name="gr4" draw:text-style-name="P3" draw:layer="layout" svg:width="0.6cm" svg:height="0.6cm" svg:x="3.936cm" svg:y="0.6cm" draw:kind="arc" draw:start-angle="303.37" draw:end-angle="236.43">
            <text:p/>
          </draw:circle>
        </draw:g>
        <draw:g>
          <draw:custom-shape draw:style-name="gr7" draw:text-style-name="P2" draw:layer="layout" svg:width="0.8cm" svg:height="0.8cm" svg:x="4.736cm" svg:y="3.8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5.336cm" svg:y1="3.398cm" svg:x2="5.336cm" svg:y2="3.898cm">
            <text:p/>
          </draw:line>
          <draw:custom-shape draw:style-name="gr3" draw:text-style-name="P2" draw:layer="layout" svg:width="0.12cm" svg:height="0.121cm" svg:x="5.276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5.156cm" svg:y="3.166cm" draw:kind="arc" draw:start-angle="303.37" draw:end-angle="236.43">
            <text:p/>
          </draw:circle>
          <draw:circle draw:style-name="gr4" draw:text-style-name="P3" draw:layer="layout" svg:width="0.6cm" svg:height="0.6cm" svg:x="5.036cm" svg:y="3.047cm" draw:kind="arc" draw:start-angle="303.37" draw:end-angle="236.43">
            <text:p/>
          </draw:circle>
          <draw:custom-shape draw:style-name="gr7" draw:text-style-name="P2" draw:layer="layout" svg:width="0.8cm" svg:height="0.8cm" svg:x="4.736cm" svg:y="3.8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5.336cm" svg:y1="3.399cm" svg:x2="5.336cm" svg:y2="3.899cm">
            <text:p/>
          </draw:line>
          <draw:custom-shape draw:style-name="gr3" draw:text-style-name="P2" draw:layer="layout" svg:width="0.12cm" svg:height="0.121cm" svg:x="5.276cm" svg:y="3.2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5.156cm" svg:y="3.167cm" draw:kind="arc" draw:start-angle="303.37" draw:end-angle="236.43">
            <text:p/>
          </draw:circle>
          <draw:circle draw:style-name="gr4" draw:text-style-name="P3" draw:layer="layout" svg:width="0.6cm" svg:height="0.6cm" svg:x="5.036cm" svg:y="3.048cm" draw:kind="arc" draw:start-angle="303.37" draw:end-angle="236.43">
            <text:p/>
          </draw:circle>
        </draw:g>
        <draw:g>
          <draw:custom-shape draw:style-name="gr7" draw:text-style-name="P2" draw:layer="layout" svg:width="0.8cm" svg:height="0.8cm" svg:x="4.136cm" svg:y="7.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4.736cm" svg:y1="6.55cm" svg:x2="4.736cm" svg:y2="7.05cm">
            <text:p/>
          </draw:line>
          <draw:custom-shape draw:style-name="gr3" draw:text-style-name="P2" draw:layer="layout" svg:width="0.12cm" svg:height="0.121cm" svg:x="4.676cm" svg:y="6.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4.556cm" svg:y="6.318cm" draw:kind="arc" draw:start-angle="303.37" draw:end-angle="236.43">
            <text:p/>
          </draw:circle>
          <draw:circle draw:style-name="gr4" draw:text-style-name="P3" draw:layer="layout" svg:width="0.6cm" svg:height="0.6cm" svg:x="4.436cm" svg:y="6.199cm" draw:kind="arc" draw:start-angle="303.37" draw:end-angle="236.43">
            <text:p/>
          </draw:circle>
          <draw:custom-shape draw:style-name="gr7" draw:text-style-name="P2" draw:layer="layout" svg:width="0.8cm" svg:height="0.8cm" svg:x="4.136cm" svg:y="7.0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4.736cm" svg:y1="6.551cm" svg:x2="4.736cm" svg:y2="7.051cm">
            <text:p/>
          </draw:line>
          <draw:custom-shape draw:style-name="gr3" draw:text-style-name="P2" draw:layer="layout" svg:width="0.12cm" svg:height="0.121cm" svg:x="4.676cm" svg:y="6.4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4.556cm" svg:y="6.319cm" draw:kind="arc" draw:start-angle="303.37" draw:end-angle="236.43">
            <text:p/>
          </draw:circle>
          <draw:circle draw:style-name="gr4" draw:text-style-name="P3" draw:layer="layout" svg:width="0.6cm" svg:height="0.6cm" svg:x="4.436cm" svg:y="6.2cm" draw:kind="arc" draw:start-angle="303.37" draw:end-angle="236.43">
            <text:p/>
          </draw:circle>
        </draw:g>
        <draw:g>
          <draw:custom-shape draw:style-name="gr7" draw:text-style-name="P2" draw:layer="layout" svg:width="0.8cm" svg:height="0.8cm" svg:x="1.036cm" svg:y="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1.636cm" svg:y1="5.95cm" svg:x2="1.636cm" svg:y2="6.45cm">
            <text:p/>
          </draw:line>
          <draw:custom-shape draw:style-name="gr3" draw:text-style-name="P2" draw:layer="layout" svg:width="0.12cm" svg:height="0.121cm" svg:x="1.576cm" svg:y="5.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1.456cm" svg:y="5.718cm" draw:kind="arc" draw:start-angle="303.37" draw:end-angle="236.43">
            <text:p/>
          </draw:circle>
          <draw:circle draw:style-name="gr4" draw:text-style-name="P3" draw:layer="layout" svg:width="0.6cm" svg:height="0.6cm" svg:x="1.336cm" svg:y="5.599cm" draw:kind="arc" draw:start-angle="303.37" draw:end-angle="236.43">
            <text:p/>
          </draw:circle>
          <draw:custom-shape draw:style-name="gr7" draw:text-style-name="P2" draw:layer="layout" svg:width="0.8cm" svg:height="0.8cm" svg:x="1.036cm" svg:y="6.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1.636cm" svg:y1="5.951cm" svg:x2="1.636cm" svg:y2="6.451cm">
            <text:p/>
          </draw:line>
          <draw:custom-shape draw:style-name="gr3" draw:text-style-name="P2" draw:layer="layout" svg:width="0.12cm" svg:height="0.121cm" svg:x="1.576cm" svg:y="5.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1.456cm" svg:y="5.719cm" draw:kind="arc" draw:start-angle="303.37" draw:end-angle="236.43">
            <text:p/>
          </draw:circle>
          <draw:circle draw:style-name="gr4" draw:text-style-name="P3" draw:layer="layout" svg:width="0.6cm" svg:height="0.6cm" svg:x="1.336cm" svg:y="5.6cm" draw:kind="arc" draw:start-angle="303.37" draw:end-angle="236.43">
            <text:p/>
          </draw:circle>
        </draw:g>
        <draw:g>
          <draw:custom-shape draw:style-name="gr7" draw:text-style-name="P2" draw:layer="layout" svg:width="0.8cm" svg:height="0.8cm" svg:x="1.036cm" svg:y="6.4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1.636cm" svg:y1="5.951cm" svg:x2="1.636cm" svg:y2="6.451cm">
            <text:p/>
          </draw:line>
          <draw:custom-shape draw:style-name="gr3" draw:text-style-name="P2" draw:layer="layout" svg:width="0.12cm" svg:height="0.121cm" svg:x="1.576cm" svg:y="5.8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1.456cm" svg:y="5.719cm" draw:kind="arc" draw:start-angle="303.37" draw:end-angle="236.43">
            <text:p/>
          </draw:circle>
          <draw:circle draw:style-name="gr4" draw:text-style-name="P3" draw:layer="layout" svg:width="0.6cm" svg:height="0.6cm" svg:x="1.336cm" svg:y="5.6cm" draw:kind="arc" draw:start-angle="303.37" draw:end-angle="236.43">
            <text:p/>
          </draw:circle>
          <draw:custom-shape draw:style-name="gr7" draw:text-style-name="P2" draw:layer="layout" svg:width="0.8cm" svg:height="0.8cm" svg:x="1.036cm" svg:y="6.4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1.636cm" svg:y1="5.952cm" svg:x2="1.636cm" svg:y2="6.452cm">
            <text:p/>
          </draw:line>
          <draw:custom-shape draw:style-name="gr3" draw:text-style-name="P2" draw:layer="layout" svg:width="0.12cm" svg:height="0.121cm" svg:x="1.576cm" svg:y="5.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1.456cm" svg:y="5.72cm" draw:kind="arc" draw:start-angle="303.37" draw:end-angle="236.43">
            <text:p/>
          </draw:circle>
          <draw:circle draw:style-name="gr4" draw:text-style-name="P3" draw:layer="layout" svg:width="0.6cm" svg:height="0.6cm" svg:x="1.336cm" svg:y="5.601cm" draw:kind="arc" draw:start-angle="303.37" draw:end-angle="236.43">
            <text:p/>
          </draw:circle>
        </draw:g>
        <draw:g>
          <draw:custom-shape draw:style-name="gr7" draw:text-style-name="P2" draw:layer="layout" svg:width="0.8cm" svg:height="0.8cm" svg:x="1.636cm" svg:y="2.09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2.236cm" svg:y1="1.598cm" svg:x2="2.236cm" svg:y2="2.098cm">
            <text:p/>
          </draw:line>
          <draw:custom-shape draw:style-name="gr3" draw:text-style-name="P2" draw:layer="layout" svg:width="0.12cm" svg:height="0.121cm" svg:x="2.176cm" svg:y="1.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2.056cm" svg:y="1.366cm" draw:kind="arc" draw:start-angle="303.37" draw:end-angle="236.43">
            <text:p/>
          </draw:circle>
          <draw:circle draw:style-name="gr4" draw:text-style-name="P3" draw:layer="layout" svg:width="0.6cm" svg:height="0.6cm" svg:x="1.936cm" svg:y="1.247cm" draw:kind="arc" draw:start-angle="303.37" draw:end-angle="236.43">
            <text:p/>
          </draw:circle>
          <draw:custom-shape draw:style-name="gr7" draw:text-style-name="P2" draw:layer="layout" svg:width="0.8cm" svg:height="0.8cm" svg:x="1.636cm" svg:y="2.09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 draw:text-style-name="P1" draw:layer="layout" svg:x1="2.236cm" svg:y1="1.599cm" svg:x2="2.236cm" svg:y2="2.099cm">
            <text:p/>
          </draw:line>
          <draw:custom-shape draw:style-name="gr3" draw:text-style-name="P2" draw:layer="layout" svg:width="0.12cm" svg:height="0.121cm" svg:x="2.176cm" svg:y="1.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ircle draw:style-name="gr4" draw:text-style-name="P3" draw:layer="layout" svg:width="0.36cm" svg:height="0.36cm" svg:x="2.056cm" svg:y="1.367cm" draw:kind="arc" draw:start-angle="303.37" draw:end-angle="236.43">
            <text:p/>
          </draw:circle>
          <draw:circle draw:style-name="gr4" draw:text-style-name="P3" draw:layer="layout" svg:width="0.6cm" svg:height="0.6cm" svg:x="1.936cm" svg:y="1.248cm" draw:kind="arc" draw:start-angle="303.37" draw:end-angle="236.43">
            <text:p/>
          </draw:circle>
        </draw:g>
        <draw:frame draw:style-name="gr8" draw:text-style-name="P7" draw:layer="layout" svg:width="5.032cm" svg:height="1.267cm" svg:x="0.636cm" svg:y="8.099cm">
          <draw:text-box>
            <text:p text:style-name="P6"><text:span text:style-name="T2">Sigfox Objects</text:span></text:p>
          </draw:text-box>
        </draw:frame>
        <draw:frame draw:style-name="gr8" draw:text-style-name="P7" draw:layer="layout" svg:width="4.858cm" svg:height="1.267cm" svg:x="6.736cm" svg:y="8.1cm">
          <draw:text-box>
            <text:p text:style-name="P6"><text:span text:style-name="T2">Base </text:span><text:span text:style-name="T2">Stations</text:span></text:p>
          </draw:text-box>
        </draw:frame>
        <draw:line draw:style-name="gr6" draw:text-style-name="P1" draw:layer="layout" svg:x1="15.436cm" svg:y1="7.399cm" svg:x2="15.336cm" svg:y2="6.099cm">
          <text:p/>
        </draw:line>
        <draw:frame draw:style-name="gr8" draw:text-style-name="P9" draw:layer="layout" svg:width="4.422cm" svg:height="1.165cm" svg:x="13.278cm" svg:y="7.332cm">
          <draw:text-box>
            <text:p text:style-name="P8"><text:span text:style-name="T3">W</text:span><text:span text:style-name="T3">eb </text:span><text:span text:style-name="T3">Int</text:span><text:span text:style-name="T3">erf</text:span><text:span text:style-name="T3">ac</text:span><text:span text:style-name="T3">e</text:span></text:p>
          </draw:text-box>
        </draw:frame>
        <draw:line draw:style-name="gr6" draw:text-style-name="P1" draw:layer="layout" svg:x1="14.936cm" svg:y1="3.299cm" svg:x2="15.036cm" svg:y2="1.999cm">
          <text:p/>
        </draw:line>
        <draw:frame draw:style-name="gr8" draw:text-style-name="P9" draw:layer="layout" svg:width="4.439cm" svg:height="1.165cm" svg:x="12.836cm" svg:y="0.799cm">
          <draw:text-box>
            <text:p text:style-name="P8"><text:span text:style-name="T3">C</text:span><text:span text:style-name="T3">us</text:span><text:span text:style-name="T3">to</text:span><text:span text:style-name="T3">m</text:span><text:span text:style-name="T3">er </text:span><text:span text:style-name="T3">A</text:span><text:span text:style-name="T3">PI</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TeX Gyre Heros" svg:font-family="'TeX Gyre Hero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fo:text-align="start"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5cm" fo:page-height="9.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8-16T14:30:07.029628441</meta:creation-date>
    <dc:date>2018-08-16T15:24:25.850608458</dc:date>
    <meta:editing-duration>PT53M52S</meta:editing-duration>
    <meta:editing-cycles>17</meta:editing-cycles>
    <meta:generator>LibreOffice/5.2.7.2$Linux_X86_64 LibreOffice_project/20m0$Build-2</meta:generator>
    <meta:document-statistic meta:object-count="126"/>
  </office:meta>
</office:document-meta>
</file>